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gularJS</text:p>
      <text:p text:style-name="Standard"/>
      <text:p text:style-name="Standard"/>
      <text:p text:style-name="Standard">javascript</text:p>
      <text:p text:style-name="Standard"/>
      <text:p text:style-name="Standard">number = float 64 bit</text:p>
      <text:p text:style-name="Standard"/>
      <text:p text:style-name="Standard">typeof() ta reda på datatypen</text:p>
      <text:p text:style-name="Standard"/>
      <text:p text:style-name="Standard">utvecklingsmiljöer</text:p>
      <text:p text:style-name="Standard">- </text:p>
      <text:p text:style-name="Standard"/>
      <text:p text:style-name="Standard">minification, uglyfication (byta varibelnamn, etc)</text:p>
      <text:p text:style-name="Standard"/>
      <text:p text:style-name="Standard">repl – readable print loop</text:p>
      <text:p text:style-name="Standard"/>
      <text:p text:style-name="Standard">node.js = runtime, likt don.net.. köra javascript</text:p>
      <text:p text:style-name="Standard"/>
      <text:p text:style-name="Standard">npm = node package manager</text:p>
      <text:p text:style-name="Standard"/>
      <text:p text:style-name="Standard">npm install –save angular = npm kollar sina paket, och laddar ner paketet. ((--save sparar paketen och listar i dependencies)</text:p>
      <text:p text:style-name="Standard"/>
      <text:p text:style-name="Standard">npm install <text:s/>- installerar allt i en package.json fil (dependencies)</text:p>
      <text:p text:style-name="Standard"/>
      <text:p text:style-name="Standard">node gör det möjligt at köra javascript (runtinme)</text:p>
      <text:p text:style-name="Standard"/>
      <text:p text:style-name="Standard">ladda hem repo. Installera dependencies med npm install.</text:p>
      <text:p text:style-name="Standard"/>
      <text:p text:style-name="Standard">Var person = {</text:p>
      <text:p text:style-name="Standard"><text:s text:c="3"/>name: ”Niklas”,</text:p>
      <text:p text:style-name="Standard"><text:s text:c="3"/>sayHi: function() {</text:p>
      <text:p text:style-name="Standard"><text:s text:c="6"/>return ”Hello” + this.name;</text:p>
      <text:p text:style-name="Standard"><text:s text:c="3"/>}</text:p>
      <text:p text:style-name="Standard">};</text:p>
      <text:p text:style-name="Standard"/>
      <text:p text:style-name="Standard">skapa nya javascript, kompilera ner dem till äldre versioner</text:p>
      <text:p text:style-name="Standard">bakåtkompitabelt för eldre webläsare.</text:p>
      <text:p text:style-name="Standard"/>
      <text:p text:style-name="Standard">babel file.js -o filedestination.js (konverterar nya javascript till äldre version)</text:p>
      <text:p text:style-name="Standard"/>
      <text:p text:style-name="Standard">eslint är bra till dynamiska språk.. tex javascript.</text:p>
      <text:p text:style-name="Standard"/>
      <text:p text:style-name="Standard">Webpacks, för att sätta ihop paket – minimera cod , subscetera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15T08:57:16.51</meta:creation-date>
    <meta:generator>OpenOffice/4.1.3$Win32 OpenOffice.org_project/413m1$Build-9783</meta:generator>
    <dc:date>2017-08-16T09:47:53.89</dc:date>
    <dc:creator>Niklas Johansson</dc:creator>
    <meta:editing-duration>P1DT50M29S</meta:editing-duration>
    <meta:editing-cycles>18</meta:editing-cycles>
    <meta:document-statistic meta:table-count="0" meta:image-count="0" meta:object-count="0" meta:page-count="1" meta:paragraph-count="26" meta:word-count="140" meta:character-count="928"/>
  </office:meta>
</office:document-meta>
</file>